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47.2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Milestone_20_Data">
      <style:table-properties table:display="true" style:writing-mode="lr-tb"/>
    </style:style>
    <style:style style:name="ta2" style:family="table" style:master-page-name="PageStyle_5f_Milestone_20_Chart">
      <style:table-properties table:display="true" style:writing-mode="lr-tb"/>
    </style:style>
    <style:style style:name="ce1" style:family="table-cell" style:parent-style-name="Default">
      <style:table-cell-properties fo:background-color="#f9f9f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9f9f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/>
    <style:style style:name="ce4" style:family="table-cell" style:parent-style-name="Default">
      <style:table-cell-properties fo:background-color="#f9f9f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9f9f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ilestone Data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2" office:value-type="string" calcext:value-type="string">
            <text:p>TTFB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FCP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LCP</text:p>
          </table:table-cell>
          <table:table-cell table:style-name="ce2" office:value-type="string" calcext:value-type="string">
            <text:p>CLS</text:p>
          </table:table-cell>
          <table:table-cell table:style-name="ce2" office:value-type="string" calcext:value-type="string">
            <text:p>TBT</text:p>
          </table:table-cell>
          <table:table-cell/>
          <table:table-cell table:style-name="ce6" office:value-type="string" calcext:value-type="string">
            <text:p>Lighthous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ome</text:p>
          </table:table-cell>
          <table:table-cell table:style-name="ce4" office:value-type="float" office:value="1.364" calcext:value-type="float">
            <text:p>1.364</text:p>
          </table:table-cell>
          <table:table-cell table:style-name="ce4" office:value-type="float" office:value="3.1" calcext:value-type="float">
            <text:p>3.1</text:p>
          </table:table-cell>
          <table:table-cell table:style-name="ce4" office:value-type="float" office:value="3.139" calcext:value-type="float">
            <text:p>3.139</text:p>
          </table:table-cell>
          <table:table-cell table:style-name="ce4" office:value-type="float" office:value="4.791" calcext:value-type="float">
            <text:p>4.791</text:p>
          </table:table-cell>
          <table:table-cell table:style-name="ce4" office:value-type="float" office:value="6.073" calcext:value-type="float">
            <text:p>6.073</text:p>
          </table:table-cell>
          <table:table-cell table:style-name="ce4" office:value-type="float" office:value="0.032" calcext:value-type="float">
            <text:p>0.032</text:p>
          </table:table-cell>
          <table:table-cell table:style-name="ce4" office:value-type="float" office:value="0.205" calcext:value-type="float">
            <text:p>0.205</text:p>
          </table:table-cell>
          <table:table-cell/>
          <table:table-cell table:style-name="ce6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LP</text:p>
          </table:table-cell>
          <table:table-cell table:style-name="ce4" office:value-type="float" office:value="1.36" calcext:value-type="float">
            <text:p>1.36</text:p>
          </table:table-cell>
          <table:table-cell table:style-name="ce4" office:value-type="float" office:value="3.081" calcext:value-type="float">
            <text:p>3.081</text:p>
          </table:table-cell>
          <table:table-cell table:style-name="ce4" office:value-type="float" office:value="3.901" calcext:value-type="float">
            <text:p>3.901</text:p>
          </table:table-cell>
          <table:table-cell table:style-name="ce4" office:value-type="float" office:value="6.781" calcext:value-type="float">
            <text:p>6.781</text:p>
          </table:table-cell>
          <table:table-cell table:style-name="ce4" office:value-type="float" office:value="12.98" calcext:value-type="float">
            <text:p>12.98</text:p>
          </table:table-cell>
          <table:table-cell table:style-name="ce4" office:value-type="float" office:value="1.036" calcext:value-type="float">
            <text:p>1.036</text:p>
          </table:table-cell>
          <table:table-cell table:style-name="ce4" office:value-type="float" office:value="0.327" calcext:value-type="float">
            <text:p>0.327</text:p>
          </table:table-cell>
          <table:table-cell/>
          <table:table-cell table:style-name="ce6"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DP</text:p>
          </table:table-cell>
          <table:table-cell table:style-name="ce4" office:value-type="float" office:value="1.464" calcext:value-type="float">
            <text:p>1.464</text:p>
          </table:table-cell>
          <table:table-cell table:style-name="ce4" office:value-type="float" office:value="3.9" calcext:value-type="float">
            <text:p>3.9</text:p>
          </table:table-cell>
          <table:table-cell table:style-name="ce4" office:value-type="float" office:value="3.91" calcext:value-type="float">
            <text:p>3.91</text:p>
          </table:table-cell>
          <table:table-cell table:style-name="ce4" office:value-type="float" office:value="4.776" calcext:value-type="float">
            <text:p>4.776</text:p>
          </table:table-cell>
          <table:table-cell table:style-name="ce4" office:value-type="float" office:value="5.115" calcext:value-type="float">
            <text:p>5.115</text:p>
          </table:table-cell>
          <table:table-cell table:style-name="ce4" office:value-type="float" office:value="0.005" calcext:value-type="float">
            <text:p>0.005</text:p>
          </table:table-cell>
          <table:table-cell table:style-name="ce4" office:value-type="float" office:value="0.762" calcext:value-type="float">
            <text:p>0.762</text:p>
          </table:table-cell>
          <table:table-cell/>
          <table:table-cell table:style-name="ce6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RP</text:p>
          </table:table-cell>
          <table:table-cell table:style-name="ce4" office:value-type="float" office:value="1.367" calcext:value-type="float">
            <text:p>1.367</text:p>
          </table:table-cell>
          <table:table-cell table:style-name="ce4" office:value-type="float" office:value="3.148" calcext:value-type="float">
            <text:p>3.148</text:p>
          </table:table-cell>
          <table:table-cell table:style-name="ce4" office:value-type="float" office:value="3.21" calcext:value-type="float">
            <text:p>3.21</text:p>
          </table:table-cell>
          <table:table-cell table:style-name="ce4" office:value-type="float" office:value="5.021" calcext:value-type="float">
            <text:p>5.021</text:p>
          </table:table-cell>
          <table:table-cell table:style-name="ce4" office:value-type="float" office:value="3.148" calcext:value-type="float">
            <text:p>3.148</text:p>
          </table:table-cell>
          <table:table-cell table:style-name="ce4" office:value-type="float" office:value="0.876" calcext:value-type="float">
            <text:p>0.876</text:p>
          </table:table-cell>
          <table:table-cell table:style-name="ce4" office:value-type="float" office:value="0.224" calcext:value-type="float">
            <text:p>0.224</text:p>
          </table:table-cell>
          <table:table-cell/>
          <table:table-cell table:style-name="ce6" office:value-type="float" office:value="29" calcext:value-type="float">
            <text:p>2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ariance</text:p>
          </table:table-cell>
          <table:table-cell table:style-name="ce5" table:formula="of:=STDEV([.B2:.B5])" office:value-type="float" office:value="0.0502485489011043" calcext:value-type="float">
            <text:p>0.050248548901104</text:p>
          </table:table-cell>
          <table:table-cell table:style-name="ce5" table:formula="of:=STDEV([.C2:.C5])" office:value-type="float" office:value="0.396171154090417" calcext:value-type="float">
            <text:p>0.396171154090417</text:p>
          </table:table-cell>
          <table:table-cell table:style-name="ce5" table:formula="of:=STDEV([.D2:.D5])" office:value-type="float" office:value="0.423053188145415" calcext:value-type="float">
            <text:p>0.423053188145415</text:p>
          </table:table-cell>
          <table:table-cell table:style-name="ce5" table:formula="of:=STDEV([.E2:.E5])" office:value-type="float" office:value="0.96569814987224" calcext:value-type="float">
            <text:p>0.96569814987224</text:p>
          </table:table-cell>
          <table:table-cell table:style-name="ce5" table:formula="of:=STDEV([.F2:.F5])" office:value-type="float" office:value="4.27761202853492" calcext:value-type="float">
            <text:p>4.27761202853492</text:p>
          </table:table-cell>
          <table:table-cell table:style-name="ce5" table:formula="of:=STDEV([.G2:.G5])" office:value-type="float" office:value="0.545304425680433" calcext:value-type="float">
            <text:p>0.545304425680433</text:p>
          </table:table-cell>
          <table:table-cell table:style-name="ce5" table:formula="of:=STDEV([.H2:.H5])" office:value-type="float" office:value="0.260571807121697" calcext:value-type="float">
            <text:p>0.260571807121697</text:p>
          </table:table-cell>
          <table:table-cell table:style-name="ce3" table:number-columns-repeated="2"/>
          <table:table-cell table:number-columns-repeated="1014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 table:style-name="ce3"/>
          <table:table-cell table:number-columns-repeated="1023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Milestone Data'.B6:'Milestone Data'.J6 'Milestone Data'.A20:'Milestone Data'.A20">
            <calcext:color-scale>
              <calcext:color-scale-entry calcext:value="0" calcext:type="minimum" calcext:color="#57bb8a"/>
              <calcext:color-scale-entry calcext:value="50" calcext:type="percentile" calcext:color="#ffffff"/>
              <calcext:color-scale-entry calcext:value="0" calcext:type="maximum" calcext:color="#e67c73"/>
            </calcext:color-scale>
          </calcext:conditional-format>
        </calcext:conditional-formats>
      </table:table>
      <table:table table:name="Milestone Chart" table:style-name="ta2">
        <table:table-column table:style-name="co2" table:number-columns-repeated="1024" table:default-cell-style-name="Default"/>
        <table:table-row table:style-name="ro3">
          <table:table-cell>
            <draw:frame table:end-cell-address="'Milestone Chart'.O39" table:end-x="16.47pt" table:end-y="7.82pt" draw:z-index="0" draw:name="Chart 1" draw:style-name="gr1" draw:text-style-name="P1" svg:width="677.96pt" svg:height="494.22pt" svg:x="0pt" svg:y="0pt">
              <draw:object draw:notify-on-update-of-ranges="'Milestone Data'.A2:'Milestone Data'.A5 'Milestone Data'.B1:'Milestone Data'.B1 'Milestone Data'.B2:'Milestone Data'.B5 'Milestone Data'.C1:'Milestone Data'.C1 'Milestone Data'.C2:'Milestone Data'.C5 'Milestone Data'.D1:'Milestone Data'.D1 'Milestone Data'.D2:'Milestone Data'.D5 'Milestone Data'.E1:'Milestone Data'.E1 'Milestone Data'.E2:'Milestone Data'.E5 'Milestone Data'.F1:'Milestone Data'.F1 'Milestone Data'.F2:'Milestone Data'.F5 'Milestone Data'.H1:'Milestone Data'.H1 'Milestone Data'.H2:'Milestone Data'.H5 'Milestone Data'.G1:'Milestone Data'.G1 'Milestone Data'.G2:'Milestone Data'.G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landscape" fo:margin-top="70.84pt" fo:margin-bottom="70.84pt" fo:margin-left="53.86pt" fo:margin-right="53.86pt" style:print-page-order="ttb" style:first-page-number="continue" style:scale-to-pages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ilestone_20_Data" style:display-name="PageStyle_Milestone 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lestone_20_Chart" style:display-name="PageStyle_Milestone Char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52" meta:object-count="1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9f9f9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Roboto" fo:font-size="18pt" style:font-family-asian="Arial" style:font-size-asian="18pt" style:font-family-complex="Arial" style:font-size-complex="18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Roboto" fo:font-size="18pt" style:font-family-asian="Arial" style:font-size-asian="18pt" style:font-family-complex="Arial" style:font-size-complex="18pt"/>
    </style:style>
    <style:style style:name="ch5" style:family="chart">
      <style:chart-properties chart:auto-position="true" style:rotation-angle="0"/>
      <style:text-properties fo:color="#000000" style:text-position="0% 100%" fo:font-family="Roboto" fo:font-size="18pt" style:font-family-asian="Arial" style:font-size-asian="18pt" style:font-family-complex="Arial" style:font-size-complex="18pt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Roboto" fo:font-size="18pt" style:font-family-asian="Arial" style:font-size-asian="18pt" style:font-family-complex="Arial" style:font-size-complex="18pt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Roboto" fo:font-size="18pt" style:font-family-asian="Arial" style:font-size-asian="18pt" style:font-family-complex="Arial" style:font-size-complex="18pt"/>
    </style:style>
    <style:style style:name="ch8" style:family="chart">
      <style:chart-properties chart:auto-position="true" style:rotation-angle="90"/>
      <style:text-properties fo:color="#000000" style:text-position="0% 100%" fo:font-family="Roboto" fo:font-size="18pt" style:font-family-asian="Arial" style:font-size-asian="18pt" style:font-family-complex="Arial" style:font-size-complex="18pt"/>
    </style:style>
    <style:style style:name="ch9" style:family="chart">
      <style:graphic-properties svg:stroke-width="0.018cm" svg:stroke-color="#b7b7b7"/>
    </style:style>
    <style:style style:name="ch10" style:family="chart" style:data-style-name="N0">
      <style:chart-properties chart:display-label="true" chart:tick-marks-major-inner="false" chart:tick-marks-major-outer="false" chart:logarithmic="false" chart:maximum="1.5" chart:interval-minor-divisor="5" chart:gap-width="150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Roboto" fo:font-size="18pt" style:font-family-asian="Arial" style:font-size-asian="18pt" style:font-family-complex="Arial" style:font-size-complex="18pt"/>
    </style:style>
    <style:style style:name="ch11" style:family="chart" style:data-style-name="N0">
      <style:chart-properties chart:link-data-style-to-source="true"/>
      <style:graphic-properties draw:stroke="none" draw:fill-color="#4285f4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ea4335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bbc04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4a853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ff6d01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d3e2fc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46bdc6"/>
      <style:text-properties fo:font-size="10pt" style:font-size-asian="10pt" style:font-size-complex="10pt"/>
    </style:style>
    <style:style style:name="ch18" style:family="chart">
      <style:graphic-properties draw:fill="solid" draw:fill-color="#ffffff"/>
    </style:style>
    <style:style style:name="ch19" style:family="chart">
      <style:graphic-properties draw:fill-color="#d9d9d9"/>
    </style:style>
  </office:automatic-styles>
  <office:body>
    <office:chart>
      <chart:chart svg:width="23.918cm" svg:height="17.436cm" xlink:href=".." xlink:type="simple" chart:class="chart:bar" chart:column-mapping="0 1 2 3 4 6 5" chart:style-name="ch1">
        <chart:legend chart:legend-position="end" svg:x="21.286cm" svg:y="5.704cm" style:legend-expansion="high" chart:style-name="ch2"/>
        <chart:plot-area chart:style-name="ch3" table:cell-range-address="'Milestone Data'.A2:'Milestone Data'.G5 'Milestone Data'.A1:'Milestone Data'.G1 'Milestone Data'.H1:'Milestone Data'.H5" chart:data-source-has-labels="both" svg:x="2.026cm" svg:y="0.348cm" svg:width="17.206cm" svg:height="15.222cm">
          <chartooo:coordinate-region svg:x="2.708cm" svg:y="0.707cm" svg:width="15.364cm" svg:height="14.048cm"/>
          <chart:axis chart:dimension="x" chart:name="primary-x" chart:style-name="ch4" chartooo:axis-type="text">
            <chart:title svg:x="9.152cm" svg:y="15.919cm" chart:style-name="ch5">
              <text:p>Page Type</text:p>
            </chart:title>
            <chart:categories table:cell-range-address="'Milestone Data'.A2:'Milestone Data'.A5"/>
          </chart:axis>
          <chart:axis chart:dimension="x" chart:name="secondary-x" chart:style-name="ch6"/>
          <chart:axis chart:dimension="y" chart:name="primary-y" chart:style-name="ch7">
            <chart:title svg:x="0.451cm" svg:y="9.132cm" chart:style-name="ch8">
              <text:p>Time (s)</text:p>
            </chart:title>
            <chart:grid chart:style-name="ch9" chart:class="major"/>
          </chart:axis>
          <chart:axis chart:dimension="y" chart:name="secondary-y" chart:style-name="ch10">
            <chart:title svg:x="19.711cm" svg:y="8.616cm" chart:style-name="ch8">
              <text:p>CLS</text:p>
            </chart:title>
          </chart:axis>
          <chart:series chart:attached-axis="primary-y" chart:style-name="ch11" chart:values-cell-range-address="'Milestone Data'.B2:'Milestone Data'.B5" chart:label-cell-address="'Milestone Data'.B1:'Milestone Data'.B1" chart:class="chart:bar">
            <chart:data-point chart:repeated="4"/>
          </chart:series>
          <chart:series chart:attached-axis="primary-y" chart:style-name="ch12" chart:values-cell-range-address="'Milestone Data'.C2:'Milestone Data'.C5" chart:label-cell-address="'Milestone Data'.C1:'Milestone Data'.C1" chart:class="chart:bar">
            <chart:data-point chart:repeated="4"/>
          </chart:series>
          <chart:series chart:attached-axis="primary-y" chart:style-name="ch13" chart:values-cell-range-address="'Milestone Data'.D2:'Milestone Data'.D5" chart:label-cell-address="'Milestone Data'.D1:'Milestone Data'.D1" chart:class="chart:bar">
            <chart:data-point chart:repeated="4"/>
          </chart:series>
          <chart:series chart:attached-axis="primary-y" chart:style-name="ch14" chart:values-cell-range-address="'Milestone Data'.E2:'Milestone Data'.E5" chart:label-cell-address="'Milestone Data'.E1:'Milestone Data'.E1" chart:class="chart:bar">
            <chart:data-point chart:repeated="4"/>
          </chart:series>
          <chart:series chart:attached-axis="primary-y" chart:style-name="ch15" chart:values-cell-range-address="'Milestone Data'.F2:'Milestone Data'.F5" chart:label-cell-address="'Milestone Data'.F1:'Milestone Data'.F1" chart:class="chart:bar">
            <chart:data-point chart:repeated="4"/>
          </chart:series>
          <chart:series chart:attached-axis="primary-y" chart:style-name="ch16" chart:values-cell-range-address="'Milestone Data'.H2:'Milestone Data'.H5" chart:label-cell-address="'Milestone Data'.H1:'Milestone Data'.H1" chart:class="chart:bar">
            <chart:data-point chart:repeated="4"/>
          </chart:series>
          <chart:series chart:attached-axis="secondary-y" chart:style-name="ch17" chart:values-cell-range-address="'Milestone Data'.G2:'Milestone Data'.G5" chart:label-cell-address="'Milestone Data'.G1:'Milestone Data'.G1" chart:class="chart:bar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TFB</text:p>
                <draw:g>
                  <svg:desc>'Milestone Data'.B1:'Milestone Data'.B1</svg:desc>
                </draw:g>
              </table:table-cell>
              <table:table-cell office:value-type="string">
                <text:p>FP</text:p>
                <draw:g>
                  <svg:desc>'Milestone Data'.C1:'Milestone Data'.C1</svg:desc>
                </draw:g>
              </table:table-cell>
              <table:table-cell office:value-type="string">
                <text:p>FCP</text:p>
                <draw:g>
                  <svg:desc>'Milestone Data'.D1:'Milestone Data'.D1</svg:desc>
                </draw:g>
              </table:table-cell>
              <table:table-cell office:value-type="string">
                <text:p>SI</text:p>
                <draw:g>
                  <svg:desc>'Milestone Data'.E1:'Milestone Data'.E1</svg:desc>
                </draw:g>
              </table:table-cell>
              <table:table-cell office:value-type="string">
                <text:p>LCP</text:p>
                <draw:g>
                  <svg:desc>'Milestone Data'.F1:'Milestone Data'.F1</svg:desc>
                </draw:g>
              </table:table-cell>
              <table:table-cell office:value-type="string">
                <text:p>TBT</text:p>
                <draw:g>
                  <svg:desc>'Milestone Data'.H1:'Milestone Data'.H1</svg:desc>
                </draw:g>
              </table:table-cell>
              <table:table-cell office:value-type="string">
                <text:p>CLS</text:p>
                <draw:g>
                  <svg:desc>'Milestone Data'.G1:'Milestone Data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ome</text:p>
                <draw:g>
                  <svg:desc>'Milestone Data'.A2:'Milestone Data'.A5</svg:desc>
                </draw:g>
              </table:table-cell>
              <table:table-cell office:value-type="float" office:value="1.364">
                <text:p>1.364</text:p>
                <draw:g>
                  <svg:desc>'Milestone Data'.B2:'Milestone Data'.B5</svg:desc>
                </draw:g>
              </table:table-cell>
              <table:table-cell office:value-type="float" office:value="3.1">
                <text:p>3.1</text:p>
                <draw:g>
                  <svg:desc>'Milestone Data'.C2:'Milestone Data'.C5</svg:desc>
                </draw:g>
              </table:table-cell>
              <table:table-cell office:value-type="float" office:value="3.139">
                <text:p>3.139</text:p>
                <draw:g>
                  <svg:desc>'Milestone Data'.D2:'Milestone Data'.D5</svg:desc>
                </draw:g>
              </table:table-cell>
              <table:table-cell office:value-type="float" office:value="4.791">
                <text:p>4.791</text:p>
                <draw:g>
                  <svg:desc>'Milestone Data'.E2:'Milestone Data'.E5</svg:desc>
                </draw:g>
              </table:table-cell>
              <table:table-cell office:value-type="float" office:value="6.073">
                <text:p>6.073</text:p>
                <draw:g>
                  <svg:desc>'Milestone Data'.F2:'Milestone Data'.F5</svg:desc>
                </draw:g>
              </table:table-cell>
              <table:table-cell office:value-type="float" office:value="0.205">
                <text:p>0.205</text:p>
                <draw:g>
                  <svg:desc>'Milestone Data'.H2:'Milestone Data'.H5</svg:desc>
                </draw:g>
              </table:table-cell>
              <table:table-cell office:value-type="float" office:value="0.032">
                <text:p>0.032</text:p>
                <draw:g>
                  <svg:desc>'Milestone Data'.G2:'Milestone Data'.G5</svg:desc>
                </draw:g>
              </table:table-cell>
            </table:table-row>
            <table:table-row>
              <table:table-cell office:value-type="string">
                <text:p>PLP</text:p>
              </table:table-cell>
              <table:table-cell office:value-type="float" office:value="1.36">
                <text:p>1.36</text:p>
              </table:table-cell>
              <table:table-cell office:value-type="float" office:value="3.081">
                <text:p>3.081</text:p>
              </table:table-cell>
              <table:table-cell office:value-type="float" office:value="3.901">
                <text:p>3.901</text:p>
              </table:table-cell>
              <table:table-cell office:value-type="float" office:value="6.781">
                <text:p>6.781</text:p>
              </table:table-cell>
              <table:table-cell office:value-type="float" office:value="12.98">
                <text:p>12.98</text:p>
              </table:table-cell>
              <table:table-cell office:value-type="float" office:value="0.327">
                <text:p>0.327</text:p>
              </table:table-cell>
              <table:table-cell office:value-type="float" office:value="1.036">
                <text:p>1.036</text:p>
              </table:table-cell>
            </table:table-row>
            <table:table-row>
              <table:table-cell office:value-type="string">
                <text:p>PDP</text:p>
              </table:table-cell>
              <table:table-cell office:value-type="float" office:value="1.464">
                <text:p>1.464</text:p>
              </table:table-cell>
              <table:table-cell office:value-type="float" office:value="3.9">
                <text:p>3.9</text:p>
              </table:table-cell>
              <table:table-cell office:value-type="float" office:value="3.91">
                <text:p>3.91</text:p>
              </table:table-cell>
              <table:table-cell office:value-type="float" office:value="4.776">
                <text:p>4.776</text:p>
              </table:table-cell>
              <table:table-cell office:value-type="float" office:value="5.115">
                <text:p>5.115</text:p>
              </table:table-cell>
              <table:table-cell office:value-type="float" office:value="0.762">
                <text:p>0.762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SRP</text:p>
              </table:table-cell>
              <table:table-cell office:value-type="float" office:value="1.367">
                <text:p>1.367</text:p>
              </table:table-cell>
              <table:table-cell office:value-type="float" office:value="3.148">
                <text:p>3.148</text:p>
              </table:table-cell>
              <table:table-cell office:value-type="float" office:value="3.21">
                <text:p>3.21</text:p>
              </table:table-cell>
              <table:table-cell office:value-type="float" office:value="5.021">
                <text:p>5.021</text:p>
              </table:table-cell>
              <table:table-cell office:value-type="float" office:value="3.148">
                <text:p>3.148</text:p>
              </table:table-cell>
              <table:table-cell office:value-type="float" office:value="0.224">
                <text:p>0.224</text:p>
              </table:table-cell>
              <table:table-cell office:value-type="float" office:value="0.876">
                <text:p>0.8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